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4.55cm" fo:min-width="18.9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8.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9.45cm" fo:min-width="18.9cm"/>
    </style:style>
    <style:style style:name="gr6" style:family="graphic" style:parent-style-name="standard">
      <style:graphic-properties draw:stroke="none" svg:stroke-color="#000000" draw:fill="none" draw:fill-color="#ffffff" fo:min-height="1.026cm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6.45cm" fo:min-width="15.6cm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7.5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8.65cm" fo:min-width="8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4cm" svg:height="4.8cm" svg:x="1cm" svg:y="0cm">
          <text:p text:style-name="P1"><text:span text:style-name="T1">Main tit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1.6cm" svg:x="1cm" svg:y="4.8cm">
          <text:p text:style-name="P1">Navigation (accueil/nos tarifs/réalisations/contact)</text:p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7.6cm" svg:y="0.6cm">
          <draw:text-box>
            <text:p>Background image</text:p>
          </draw:text-box>
        </draw:frame>
        <draw:custom-shape draw:style-name="gr5" draw:text-style-name="P1" draw:layer="layout" svg:width="19.4cm" svg:height="19.7cm" svg:x="1cm" svg:y="7.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9cm" svg:height="1.276cm" svg:x="8.4cm" svg:y="7.9cm">
          <draw:text-box>
            <text:p text:style-name="P3"><text:span text:style-name="T2">Title h2</text:span></text:p>
          </draw:text-box>
        </draw:frame>
        <draw:custom-shape draw:style-name="gr7" draw:text-style-name="P1" draw:layer="layout" svg:width="16.1cm" svg:height="6.7cm" svg:x="3cm" svg:y="19.1cm">
          <text:p text:style-name="P1">Depicting tex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cm" svg:height="7.8cm" svg:x="3.1cm" svg:y="10.1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001cm" svg:height="0.1cm" svg:x="2.8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1.6cm" svg:x="1cm" svg:y="28.1cm">
          <text:p text:style-name="P1">Footer with credits and additionnal informa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4cm" svg:height="8.9cm" svg:x="9.6cm" svg:y="10.2cm">
          <text:p text:style-name="P1">Optional float text depending</text:p>
          <text:p text:style-name="P1">On the images siz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0T23:07:28.029507295</meta:creation-date>
    <dc:date>2016-07-20T23:20:01.163951302</dc:date>
    <dc:creator>thomas </dc:creator>
    <meta:editing-duration>PT12M33S</meta:editing-duration>
    <meta:editing-cycles>1</meta:editing-cycles>
    <meta:document-statistic meta:object-count="11"/>
    <meta:generator>LibreOffice/4.3.3.2$Linux_X86_64 LibreOffice_project/430m0$Build-2</meta:generator>
  </office:meta>
</office:document-meta>
</file>